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FLORES LIFONCIO ALFRED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IM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FLORES LIFONCIO ALFRED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MERCADO DE PRODUCTORES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0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21:13:2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